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8pt" fo:language="it" fo:country="IT" fo:font-weight="bold" officeooo:rsid="000b1540" officeooo:paragraph-rsid="000b1540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fo:language="it" fo:country="IT" fo:font-weight="normal" officeooo:rsid="000b1540" officeooo:paragraph-rsid="000b1540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fo:language="it" fo:country="IT" fo:font-weight="normal" officeooo:rsid="000e9c58" officeooo:paragraph-rsid="000e9c58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language="it" fo:country="IT" fo:font-weight="bold" officeooo:rsid="000b1540" officeooo:paragraph-rsid="000b1540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fo:font-size="12pt" fo:language="it" fo:country="IT" fo:font-weight="normal" officeooo:rsid="00118fd6" officeooo:paragraph-rsid="00118fd6" style:font-size-asian="18pt" style:font-weight-asian="normal" style:font-size-complex="18pt" style:font-weight-complex="normal"/>
    </style:style>
    <style:style style:name="P6" style:family="paragraph" style:parent-style-name="Standard" style:list-style-name="L2">
      <style:paragraph-properties fo:line-height="115%" fo:text-align="justify" style:justify-single-word="false"/>
      <style:text-properties fo:font-size="12pt" fo:language="it" fo:country="IT" fo:font-weight="normal" officeooo:rsid="00118fd6" officeooo:paragraph-rsid="00118fd6" style:font-size-asian="18pt" style:font-weight-asian="normal" style:font-size-complex="18pt" style:font-weight-complex="normal"/>
    </style:style>
    <style:style style:name="P7" style:family="paragraph" style:parent-style-name="Standard" style:list-style-name="L3">
      <style:paragraph-properties fo:line-height="115%" fo:text-align="justify" style:justify-single-word="false"/>
      <style:text-properties fo:font-size="12pt" fo:language="it" fo:country="IT" fo:font-weight="normal" officeooo:rsid="00118fd6" officeooo:paragraph-rsid="00118fd6" style:font-size-asian="18pt" style:font-weight-asian="normal" style:font-size-complex="18pt" style:font-weight-complex="normal"/>
    </style:style>
    <style:style style:name="P8" style:family="paragraph" style:parent-style-name="Standard" style:list-style-name="L2">
      <style:paragraph-properties fo:line-height="115%" fo:text-align="justify" style:justify-single-word="false"/>
      <style:text-properties fo:font-size="12pt" fo:language="it" fo:country="IT" fo:font-weight="normal" officeooo:paragraph-rsid="00118fd6"/>
    </style:style>
    <style:style style:name="T1" style:family="text">
      <style:text-properties officeooo:rsid="000c6341"/>
    </style:style>
    <style:style style:name="T2" style:family="text">
      <style:text-properties officeooo:rsid="000c785d"/>
    </style:style>
    <style:style style:name="T3" style:family="text">
      <style:text-properties officeooo:rsid="000e9c58"/>
    </style:style>
    <style:style style:name="T4" style:family="text">
      <style:text-properties officeooo:rsid="00118f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ans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ans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language="it" fo:country="IT" officeooo:rsid="00118fd6" style:font-size-asian="18pt" style:font-weight-asian="normal" style:font-size-complex="18pt" style:font-weight-complex="normal"/>
    </style:style>
    <style:style style:name="T9" style:family="text">
      <style:text-properties officeooo:rsid="00118fd6" style:font-size-asian="18pt" style:font-weight-asian="normal" style:font-size-complex="18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ARO – P<text:span text:style-name="T1">A</text:span>G<text:span text:style-name="T1">GINE</text:span> 12<text:span text:style-name="T4">7</text:span></text:p>
      <text:p text:style-name="P2"/>
      <text:p text:style-name="P4"><text:span text:style-name="T4">12</text:span>) <text:span text:style-name="T2">Inserisci I</text:span><text:span text:style-name="T4">e nazionalita. Fai attenzione alla desinenza degli aggettivi</text:span></text:p>
      <text:list xml:id="list3279769556" text:style-name="L1">
        <text:list-item>
          <text:p text:style-name="P5">Chelsea è <text:span text:style-name="T5">americana</text:span>, di New York</text:p>
        </text:list-item>
        <text:list-item>
          <text:p text:style-name="P5">Pierre è <text:span text:style-name="T5">francese</text:span>, di Nizza</text:p>
        </text:list-item>
        <text:list-item>
          <text:p text:style-name="P5">Il signor Barbero è <text:span text:style-name="T5">italiano</text:span>, di Torino</text:p>
        </text:list-item>
        <text:list-item>
          <text:p text:style-name="P5">La signora Blanc è <text:span text:style-name="T5">svizzera</text:span>, di Berna</text:p>
        </text:list-item>
        <text:list-item>
          <text:p text:style-name="P5">Pedro Martinez è <text:span text:style-name="T5">spagnolo</text:span>, di Madrid</text:p>
        </text:list-item>
        <text:list-item>
          <text:p text:style-name="P5">John è <text:span text:style-name="T5">inglese</text:span>, di Londra</text:p>
        </text:list-item>
        <text:list-item>
          <text:p text:style-name="P5">Paola Marchesini è <text:span text:style-name="T5">italiana</text:span>, di Roma</text:p>
        </text:list-item>
        <text:list-item>
          <text:p text:style-name="P5">Isabelle è <text:span text:style-name="T5">francese</text:span>, di Parigi</text:p>
        </text:list-item>
      </text:list>
      <text:p text:style-name="P2"/>
      <text:p text:style-name="P2"/>
      <text:p text:style-name="P4"><text:span text:style-name="T3">1</text:span><text:span text:style-name="T4">4</text:span>) <text:span text:style-name="T4">Che cosa dici durante la lezione quando...</text:span></text:p>
      <text:list xml:id="list2781743535" text:style-name="L2">
        <text:list-item>
          <text:p text:style-name="P8"><text:span text:style-name="T9">cerchi una parola italiana che non conosci: </text:span><text:bookmark text:name="docs-internal-guid-99845da5-7fff-50f0-dbea-b615d0619aa3"/><text:span text:style-name="T6">come si dice? / Che cosa è?</text:span></text:p>
        </text:list-item>
        <text:list-item>
          <text:p text:style-name="P8"><text:span text:style-name="T9">Vuoi imparare a pronunciare una parola:</text:span><text:bookmark text:name="docs-internal-guid-7a49aae4-7fff-687b-17e7-ef32a4c918b2"/><text:span text:style-name="T9"> </text:span><text:span text:style-name="T7">come si pronuncia questa parola?</text:span></text:p>
        </text:list-item>
        <text:list-item>
          <text:p text:style-name="P6">Vuoi imparare a scrivere una parola: <text:span text:style-name="T5">come si scrive?</text:span></text:p>
        </text:list-item>
        <text:list-item>
          <text:p text:style-name="P6">Vuoi chiedere il significato di una parola: <text:span text:style-name="T5">che cosa significa?</text:span></text:p>
        </text:list-item>
      </text:list>
      <text:p text:style-name="P3"/>
      <text:p text:style-name="P2"/>
      <text:p text:style-name="P4"><text:span text:style-name="T3">1</text:span><text:span text:style-name="T4">5</text:span>) <text:span text:style-name="T4">Inserici gli interrogativi della lista</text:span></text:p>
      <text:list xml:id="list1500680519" text:style-name="L3">
        <text:list-item>
          <text:p text:style-name="P7">Di dove sei, Mario?</text:p>
        </text:list-item>
        <text:list-item>
          <text:p text:style-name="P7">Come, scusi?</text:p>
        </text:list-item>
        <text:list-item>
          <text:p text:style-name="P7">Io sono Martina Longo! E Lei? Come si chiama?</text:p>
        </text:list-item>
        <text:list-item>
          <text:p text:style-name="P7">Che cosa significa “pagina”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1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9:06.320611340</meta:creation-date>
    <dc:date>2022-11-05T17:58:41.566223784</dc:date>
    <meta:editing-duration>PT32M4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53" meta:character-count="839" meta:non-whitespace-character-count="721"/>
  </office:meta>
</office:document-meta>
</file>